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officeooo:rsid="0000f6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50"/><text:span text:style-name="T1">S</text:span>NU developer log day 450</text:h>
      <text:p text:style-name="P2">I am still deciding on what to do next. I am continuing the creation of separate update log and developer log entry pages for articles before February 29th 2020, but I am doing very little other than that. Today, I did an ideaboard update along with the documentation, plus did some testing of the marquee HTML tag, which is deprecated. I made a joke page about 90s Internet with the style of old Internet pages, as a practice of my skills. I didn't do much today.</text:p>
      <text:p text:style-name="P2">There is no need for a bottom description today.</text:p>
      <text:p text:style-name="P2">Sean Patrick Myrick on April 24th 202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35:59.522000000</meta:creation-date>
    <dc:date>2020-04-25T17:36:26.901000000</dc:date>
    <meta:editing-duration>PT28S</meta:editing-duration>
    <meta:editing-cycles>1</meta:editing-cycles>
    <meta:document-statistic meta:table-count="0" meta:image-count="0" meta:object-count="0" meta:page-count="1" meta:paragraph-count="4" meta:word-count="107" meta:character-count="575" meta:non-whitespace-character-count="472"/>
    <meta:generator>LibreOffice/6.1.2.1$Windows_X86_64 LibreOffice_project/65905a128db06ba48db947242809d14d3f9a93fe</meta:generator>
  </office:meta>
</office:document-meta>
</file>